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15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15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15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5" style:family="paragraph" style:parent-style-name="Text_20_body">
      <style:paragraph-properties fo:margin-top="0cm" fo:margin-bottom="0cm" loext:contextual-spacing="false" fo:line-height="115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15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15%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font-weight="bold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docs-internal-guid-0e78dd1a-7fff-1a10-ca4d-c84f6ecfddd3"/>Copertina</text:p>
      <text:p text:style-name="P5">Indice</text:p>
      <text:p text:style-name="P5">Scopo del documento</text:p>
      <text:p text:style-name="P7"><text:span text:style-name="T1">Con il presente documento si intende fare una prima analisi, in linguaggio naturale, dei requisiti e di altri aspetti del progetto </text:span><text:span text:style-name="T2">SpottyThings</text:span><text:span text:style-name="T1">. L’obiettivo del documento è quello di definire i seguenti punti:</text:span></text:p>
      <text:list xml:id="list2857762012" text:style-name="L1">
        <text:list-item>
          <text:p text:style-name="P2">Obiettivi del progetto.</text:p>
        </text:list-item>
        <text:list-item>
          <text:p text:style-name="P2">Requisiti funzionali.</text:p>
        </text:list-item>
        <text:list-item>
          <text:p text:style-name="P2">Requisiti non funzionali.</text:p>
        </text:list-item>
        <text:list-item>
          <text:p text:style-name="P2">Requisiti di Front-End.</text:p>
        </text:list-item>
        <text:list-item>
          <text:p text:style-name="P2">Requisiti di Back-End.</text:p>
        </text:list-item>
      </text:list>
      <text:p text:style-name="P1"/>
      <text:p text:style-name="P5">Obiettivi del progetto</text:p>
      <text:p text:style-name="P7"><text:span text:style-name="T1">Il progetto </text:span><text:span text:style-name="T2">SpottyThings </text:span><text:span text:style-name="T1">ha come obiettivo la realizzazione di un’applicazione Web compatibile con più dispositivi che permetta ai vari utenti di scambiare, affittare o comprare vari oggetti caricati sul sito da altri utenti. Il sistema si pone come punto di contatto tra i vari utenti per facilitare la compravendita e facilitare così la creazione di una fonte di guadagno per gli oggetti che non si utilizzano più.</text:span></text:p>
      <text:p text:style-name="P7"><text:span text:style-name="T1"/></text:p>
      <text:p text:style-name="P6">Nello specifico il sistema deve permettere di:</text:p>
      <text:list xml:id="list3565163368" text:style-name="L2">
        <text:list-item>
          <text:p text:style-name="P3">registrarsi e confermare la propria identità con un documento per poter procedere con una transazione: solo gli utenti autenticati potranno sfruttare appieno le potenzialità del sito, ovvero lo scambio, l’affitto e l’acquisto/vendita degli oggetti, oltre che la personalizzazione del proprio profilo con varie informazioni, tra cui alcune anagrafiche e geografiche;</text:p>
        </text:list-item>
        <text:list-item>
          <text:p text:style-name="P3">a tutti gli utenti di visualizzare i prodotti disponibili, sotto forma di una lista, in base a diversi filtri imposti dall’utente stesso e, dopo la registrazione, di poterli selezionare per ottenere maggiori informazioni, contattare il venditore e comporre una wish list sulle cose che vuole comprare in futuro;</text:p>
        </text:list-item>
        <text:list-item>
          <text:p text:style-name="P4"><text:span text:style-name="T3">ai soli utenti registrati di postare annunci sui prodotti che si vogliono offrire in una o più delle diverse modalità permesse (scambio di oggetti, affitto di oggetti e vendita di oggetti) aggiungendo diverse informazioni e tag per rendere il prodotto più facilmente raggiungibile (e appetibile) per gli altri utenti. La figura </text:span><text:span text:style-name="T4">fig 1</text:span><text:span text:style-name="T3"> mostra un possibile esempio di form da compilare con le varie informazioni sul prodotto;</text:span></text:p>
        </text:list-item>
        <text:list-item>
          <text:p text:style-name="P3">permettere l’interazione tra un venditore e un compratore tramite una chat privata per trattare sul prezzo, per chiedere maggiori informazioni o per mettersi in contatto per l’acquisto, il prestito o lo scambio del prodotto con altri oggetti;</text:p>
        </text:list-item>
        <text:list-item>
          <text:p text:style-name="P3">fornire feedback sull’affidabilità dei venditori dando un commento testuale all’operazione effettuata e una valutazione numerica, in modo da creare una sorta di “ranking” dei venditori;</text:p>
        </text:list-item>
        <text:list-item>
          <text:p text:style-name="P3">verificare lo stato dei propri oggetti postati sul sito: si potrà vedere quali oggetti sono stati venduti, quali sono attualmente in affitto o in scambio con altri utenti e per quanto tempo, oltre che lo storico di tutti gli oggetti acquistati o affittati.</text:p>
        </text:list-item>
      </text:list>
      <text:p text:style-name="P1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7T19:51:45.074329482</meta:creation-date>
    <dc:date>2022-09-27T20:18:54.998406339</dc:date>
    <meta:editing-duration>PT2M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409" meta:character-count="2634" meta:non-whitespace-character-count="2253"/>
  </office:meta>
</office:document-meta>
</file>